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9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able-cell-properties style:diagonal-bl-tr="none" style:diagonal-tl-br="none" fo:border="0.31pt solid #1a1a1a" fo:padding="0.071cm" style:rotation-align="non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3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fo:border-bottom="0.31pt solid #1a1a1a" style:diagonal-bl-tr="none" style:diagonal-tl-br="none" fo:border-left="0.31pt solid #1a1a1a" fo:padding="0.071cm" fo:border-right="none" style:rotation-align="none" fo:border-top="0.31pt solid #1a1a1a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>
            <text:p>area</text:p>
          </table:table-cell>
          <table:table-cell office:value-type="string">
            <text:p>year</text:p>
          </table:table-cell>
          <table:table-cell office:value-type="string">
            <text:p>tidal_level</text:p>
          </table:table-cell>
          <table:table-cell office:value-type="string">
            <text:p>sample</text:p>
          </table:table-cell>
          <table:table-cell office:value-type="string">
            <text:p>N2.indd.sqmeter</text:p>
          </table:table-cell>
          <table:table-cell office:value-type="string">
            <text:p>sea</text:p>
          </table:table-cell>
          <table:table-cell office:value-type="string">
            <text:p>region</text:p>
          </table:table-cell>
          <table:table-cell/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6">
            <text:p>6</text:p>
          </table:table-cell>
          <table:table-cell office:value-type="float" office:value="2040">
            <text:p>20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7">
            <text:p>7</text:p>
          </table:table-cell>
          <table:table-cell office:value-type="float" office:value="1640">
            <text:p>16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8">
            <text:p>8</text:p>
          </table:table-cell>
          <table:table-cell office:value-type="float" office:value="1780">
            <text:p>17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9">
            <text:p>9</text:p>
          </table:table-cell>
          <table:table-cell office:value-type="float" office:value="1640">
            <text:p>16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low</text:p>
          </table:table-cell>
          <table:table-cell table:style-name="ce3" office:value-type="float" office:value="10">
            <text:p>10</text:p>
          </table:table-cell>
          <table:table-cell office:value-type="float" office:value="1920">
            <text:p>19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1">
            <text:p>1</text:p>
          </table:table-cell>
          <table:table-cell office:value-type="float" office:value="880">
            <text:p>8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3">
            <text:p>3</text:p>
          </table:table-cell>
          <table:table-cell office:value-type="float" office:value="480">
            <text:p>4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table:style-name="ce1" office:value-type="string">
            <text:p>Abram</text:p>
          </table:table-cell>
          <table:table-cell table:style-name="ce1"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5">
            <text:p>5</text:p>
          </table:table-cell>
          <table:table-cell office:value-type="float" office:value="1140">
            <text:p>11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V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V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IV-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3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5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6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8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19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6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8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r9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-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I-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VIII-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V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V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IV-3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4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5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6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19</text:p>
          </table:table-cell>
          <table:table-cell office:value-type="float" office:value="80">
            <text:p>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0</text:p>
          </table:table-cell>
          <table:table-cell office:value-type="float" office:value="100">
            <text:p>10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2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25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6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r9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-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-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-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-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VI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3</text:p>
          </table:table-cell>
          <table:table-cell office:value-type="float" office:value="80">
            <text:p>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6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19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0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1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2</text:p>
          </table:table-cell>
          <table:table-cell office:value-type="float" office:value="80">
            <text:p>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24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6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8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-9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0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4</text:p>
          </table:table-cell>
          <table:table-cell office:value-type="float" office:value="70">
            <text:p>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5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6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8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19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0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1</text:p>
          </table:table-cell>
          <table:table-cell office:value-type="float" office:value="70">
            <text:p>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4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25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3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4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5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6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8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4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5</text:p>
          </table:table-cell>
          <table:table-cell office:value-type="float" office:value="70">
            <text:p>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6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7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8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19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0</text:p>
          </table:table-cell>
          <table:table-cell office:value-type="float" office:value="110">
            <text:p>1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1</text:p>
          </table:table-cell>
          <table:table-cell office:value-type="float" office:value="50">
            <text:p>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3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4</text:p>
          </table:table-cell>
          <table:table-cell office:value-type="float" office:value="20">
            <text:p>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25</text:p>
          </table:table-cell>
          <table:table-cell office:value-type="float" office:value="40">
            <text:p>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3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5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6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7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-9</text:p>
          </table:table-cell>
          <table:table-cell office:value-type="float" office:value="10">
            <text:p>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0m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0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1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1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2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2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2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1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4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4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5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5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6m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6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7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7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8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8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9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9m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9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-1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-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I-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I-2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III-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3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3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3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4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4m2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4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5m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5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6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7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7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7m3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8m1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8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9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9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19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0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0m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1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1m2</text:p>
          </table:table-cell>
          <table:table-cell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1m3</text:p>
          </table:table-cell>
          <table:table-cell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2m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2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2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3m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3m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3m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4m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24m2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00">
            <text:p>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4</text:p>
          </table:table-cell>
          <table:table-cell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5</text:p>
          </table:table-cell>
          <table:table-cell office:value-type="float" office:value="50">
            <text:p>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e6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40">
            <text:p>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310">
            <text:p>3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4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5</text:p>
          </table:table-cell>
          <table:table-cell office:value-type="float" office:value="160">
            <text:p>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e6</text:p>
          </table:table-cell>
          <table:table-cell office:value-type="float" office:value="250">
            <text:p>2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940">
            <text:p>9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520">
            <text:p>5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560">
            <text:p>5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410">
            <text:p>4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90">
            <text:p>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90">
            <text:p>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770">
            <text:p>7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760">
            <text:p>7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940">
            <text:p>29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440">
            <text:p>2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870">
            <text:p>1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790">
            <text:p>17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080">
            <text:p>20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830">
            <text:p>28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350">
            <text:p>2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640">
            <text:p>26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810">
            <text:p>1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620">
            <text:p>16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320">
            <text:p>2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690">
            <text:p>2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010">
            <text:p>20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960">
            <text:p>1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3300">
            <text:p>33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3890">
            <text:p>3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800">
            <text:p>2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310">
            <text:p>13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710">
            <text:p>17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850">
            <text:p>18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180">
            <text:p>1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060">
            <text:p>10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740">
            <text:p>7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e1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e2</text:p>
          </table:table-cell>
          <table:table-cell office:value-type="float" office:value="1920">
            <text:p>19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e3</text:p>
          </table:table-cell>
          <table:table-cell office:value-type="float" office:value="3540">
            <text:p>3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e1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e2</text:p>
          </table:table-cell>
          <table:table-cell office:value-type="float" office:value="3450">
            <text:p>3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e3</text:p>
          </table:table-cell>
          <table:table-cell office:value-type="float" office:value="2820">
            <text:p>28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e1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e2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e3</text:p>
          </table:table-cell>
          <table:table-cell office:value-type="float" office:value="4320">
            <text:p>4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2340">
            <text:p>2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180">
            <text:p>1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750">
            <text:p>1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150">
            <text:p>2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640">
            <text:p>16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2440">
            <text:p>2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2090">
            <text:p>20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11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12</text:p>
          </table:table-cell>
          <table:table-cell office:value-type="float" office:value="1980">
            <text:p>19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13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21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22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23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31</text:p>
          </table:table-cell>
          <table:table-cell office:value-type="float" office:value="1560">
            <text:p>15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32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e33</text:p>
          </table:table-cell>
          <table:table-cell office:value-type="float" office:value="1590">
            <text:p>1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e1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e2</text:p>
          </table:table-cell>
          <table:table-cell office:value-type="float" office:value="1210">
            <text:p>1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estuar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e3</text:p>
          </table:table-cell>
          <table:table-cell office:value-type="float" office:value="1130">
            <text:p>11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/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/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/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/>
        </table:table-row>
        <table:table-row table:style-name="ro2">
          <table:table-cell office:value-type="string">
            <text:p>Gavrilov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80">
            <text:p>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15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4</text:p>
          </table:table-cell>
          <table:table-cell office:value-type="float" office:value="40">
            <text:p>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5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high</text:p>
          </table:table-cell>
          <table:table-cell office:value-type="string">
            <text:p>mg6</text:p>
          </table:table-cell>
          <table:table-cell office:value-type="float" office:value="190">
            <text:p>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6</text:p>
          </table:table-cell>
          <table:table-cell office:value-type="float" office:value="20">
            <text:p>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low</text:p>
          </table:table-cell>
          <table:table-cell office:value-type="string">
            <text:p>mg17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3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14</text:p>
          </table:table-cell>
          <table:table-cell office:value-type="float" office:value="80">
            <text:p>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7</text:p>
          </table:table-cell>
          <table:table-cell office:value-type="float" office:value="110">
            <text:p>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8</text:p>
          </table:table-cell>
          <table:table-cell office:value-type="float" office:value="100">
            <text:p>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dle</text:p>
          </table:table-cell>
          <table:table-cell office:value-type="string">
            <text:p>mg9</text:p>
          </table:table-cell>
          <table:table-cell office:value-type="float" office:value="140">
            <text:p>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 office:value-type="float" office:value="70">
            <text:p>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2">
            <text:p>1992</text:p>
          </table:table-cell>
          <table:table-cell office:value-type="string">
            <text:p>midlow</text:p>
          </table:table-cell>
          <table:table-cell office:value-type="string">
            <text:p>mg11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2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high</text:p>
          </table:table-cell>
          <table:table-cell office:value-type="string">
            <text:p>mg3</text:p>
          </table:table-cell>
          <table:table-cell office:value-type="float" office:value="190">
            <text:p>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1</text:p>
          </table:table-cell>
          <table:table-cell office:value-type="float" office:value="130">
            <text:p>1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2</text:p>
          </table:table-cell>
          <table:table-cell office:value-type="float" office:value="10">
            <text:p>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low</text:p>
          </table:table-cell>
          <table:table-cell office:value-type="string">
            <text:p>mg13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4</text:p>
          </table:table-cell>
          <table:table-cell office:value-type="float" office:value="460">
            <text:p>4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5</text:p>
          </table:table-cell>
          <table:table-cell office:value-type="float" office:value="500">
            <text:p>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dle</text:p>
          </table:table-cell>
          <table:table-cell office:value-type="string">
            <text:p>mg6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10</text:p>
          </table:table-cell>
          <table:table-cell office:value-type="float" office:value="170">
            <text:p>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7</text:p>
          </table:table-cell>
          <table:table-cell office:value-type="float" office:value="230">
            <text:p>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8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3">
            <text:p>1993</text:p>
          </table:table-cell>
          <table:table-cell office:value-type="string">
            <text:p>midlow</text:p>
          </table:table-cell>
          <table:table-cell office:value-type="string">
            <text:p>mg9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220">
            <text:p>12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360">
            <text:p>13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4">
            <text:p>1994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820">
            <text:p>18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100">
            <text:p>1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710">
            <text:p>7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5">
            <text:p>199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750">
            <text:p>1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60">
            <text:p>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6">
            <text:p>1996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470">
            <text:p>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60">
            <text:p>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80">
            <text:p>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580">
            <text:p>5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7">
            <text:p>1997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120">
            <text:p>1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400">
            <text:p>24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8">
            <text:p>1998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2320">
            <text:p>2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3160">
            <text:p>3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3580">
            <text:p>35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8030">
            <text:p>80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1999">
            <text:p>199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4240">
            <text:p>4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6100">
            <text:p>6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4800">
            <text:p>4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0">
            <text:p>200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3030">
            <text:p>30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3530">
            <text:p>3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1">
            <text:p>2001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2240">
            <text:p>2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380">
            <text:p>2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200">
            <text:p>22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2">
            <text:p>200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730">
            <text:p>7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2110">
            <text:p>2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540">
            <text:p>1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110">
            <text:p>2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3">
            <text:p>2003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2710">
            <text:p>27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2910">
            <text:p>29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2760">
            <text:p>27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2190">
            <text:p>21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1650">
            <text:p>16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4">
            <text:p>2004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3060">
            <text:p>30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830">
            <text:p>8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2290">
            <text:p>2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5">
            <text:p>2005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2340">
            <text:p>2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2730">
            <text:p>27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2550">
            <text:p>25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1380">
            <text:p>1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6">
            <text:p>2006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1mg1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2mg1</text:p>
          </table:table-cell>
          <table:table-cell office:value-type="float" office:value="2220">
            <text:p>22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high</text:p>
          </table:table-cell>
          <table:table-cell office:value-type="string">
            <text:p>3mg1</text:p>
          </table:table-cell>
          <table:table-cell office:value-type="float" office:value="2340">
            <text:p>2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1mg4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2mg4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low</text:p>
          </table:table-cell>
          <table:table-cell office:value-type="string">
            <text:p>3mg4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1mg2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2mg2</text:p>
          </table:table-cell>
          <table:table-cell office:value-type="float" office:value="2670">
            <text:p>26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3mg2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1mg3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2mg3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7">
            <text:p>2007</text:p>
          </table:table-cell>
          <table:table-cell office:value-type="string">
            <text:p>midlow</text:p>
          </table:table-cell>
          <table:table-cell office:value-type="string">
            <text:p>3mg3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1290">
            <text:p>1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2490">
            <text:p>24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2850">
            <text:p>28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2880">
            <text:p>28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1650">
            <text:p>16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8">
            <text:p>2008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860">
            <text:p>18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470">
            <text:p>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280">
            <text:p>12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09">
            <text:p>2009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790">
            <text:p>7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0">
            <text:p>2010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1330">
            <text:p>1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1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2</text:p>
          </table:table-cell>
          <table:table-cell office:value-type="float" office:value="2850">
            <text:p>28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high</text:p>
          </table:table-cell>
          <table:table-cell office:value-type="string">
            <text:p>Mg1-3</text:p>
          </table:table-cell>
          <table:table-cell office:value-type="float" office:value="3000">
            <text:p>30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1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2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low</text:p>
          </table:table-cell>
          <table:table-cell office:value-type="string">
            <text:p>Mg4-3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1</text:p>
          </table:table-cell>
          <table:table-cell office:value-type="float" office:value="1590">
            <text:p>1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2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g2-3</text:p>
          </table:table-cell>
          <table:table-cell office:value-type="float" office:value="1200">
            <text:p>12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1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2</text:p>
          </table:table-cell>
          <table:table-cell office:value-type="float" office:value="1470">
            <text:p>1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1">
            <text:p>2011</text:p>
          </table:table-cell>
          <table:table-cell office:value-type="string">
            <text:p>midlow</text:p>
          </table:table-cell>
          <table:table-cell office:value-type="string">
            <text:p>Mg3-3</text:p>
          </table:table-cell>
          <table:table-cell office:value-type="float" office:value="1980">
            <text:p>19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high</text:p>
          </table:table-cell>
          <table:table-cell office:value-type="string">
            <text:p>mg1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low</text:p>
          </table:table-cell>
          <table:table-cell office:value-type="string">
            <text:p>mg4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string">
            <text:p>mg2</text:p>
          </table:table-cell>
          <table:table-cell office:value-type="float" office:value="1790">
            <text:p>17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goreliy</text:p>
          </table:table-cell>
          <table:table-cell office:value-type="float" office:value="2012">
            <text:p>2012</text:p>
          </table:table-cell>
          <table:table-cell office:value-type="string">
            <text:p>midlow</text:p>
          </table:table-cell>
          <table:table-cell office:value-type="string">
            <text:p>mg3</text:p>
          </table:table-cell>
          <table:table-cell office:value-type="float" office:value="760">
            <text:p>7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2">
          <table:table-cell office:value-type="string">
            <text:p>Ivanovskaya</text:p>
          </table:table-cell>
          <table:table-cell office:value-type="float" office:value="2008">
            <text:p>2008</text:p>
          </table:table-cell>
          <table:table-cell office:value-type="string">
            <text:p>subtidal</text:p>
          </table:table-cell>
          <table:table-cell office:value-type="float" office:value="1">
            <text:p>1</text:p>
          </table:table-cell>
          <table:table-cell table:style-name="ce1" office:value-type="float" office:value="1100">
            <text:p>110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Ivanovskaya</text:p>
          </table:table-cell>
          <table:table-cell office:value-type="float" office:value="2008">
            <text:p>2008</text:p>
          </table:table-cell>
          <table:table-cell office:value-type="string">
            <text:p>subtidal</text:p>
          </table:table-cell>
          <table:table-cell office:value-type="float" office:value="2">
            <text:p>2</text:p>
          </table:table-cell>
          <table:table-cell table:style-name="ce1" office:value-type="float" office:value="1440">
            <text:p>14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Ivanovskaya</text:p>
          </table:table-cell>
          <table:table-cell office:value-type="float" office:value="2008">
            <text:p>2008</text:p>
          </table:table-cell>
          <table:table-cell office:value-type="string">
            <text:p>subtidal</text:p>
          </table:table-cell>
          <table:table-cell office:value-type="float" office:value="3">
            <text:p>3</text:p>
          </table:table-cell>
          <table:table-cell table:style-name="ce1" office:value-type="float" office:value="1100">
            <text:p>110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Ivanovskaya</text:p>
          </table:table-cell>
          <table:table-cell office:value-type="float" office:value="2008">
            <text:p>2008</text:p>
          </table:table-cell>
          <table:table-cell office:value-type="string">
            <text:p>subtidal</text:p>
          </table:table-cell>
          <table:table-cell office:value-type="float" office:value="4">
            <text:p>4</text:p>
          </table:table-cell>
          <table:table-cell table:style-name="ce1" office:value-type="float" office:value="1080">
            <text:p>10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Ivanovskaya</text:p>
          </table:table-cell>
          <table:table-cell office:value-type="float" office:value="2008">
            <text:p>2008</text:p>
          </table:table-cell>
          <table:table-cell office:value-type="string">
            <text:p>subtidal</text:p>
          </table:table-cell>
          <table:table-cell office:value-type="float" office:value="5">
            <text:p>5</text:p>
          </table:table-cell>
          <table:table-cell table:style-name="ce1" office:value-type="float" office:value="1320">
            <text:p>13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1410">
            <text:p>14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830">
            <text:p>18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980">
            <text:p>19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lomnishniy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900">
            <text:p>9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810">
            <text:p>8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990">
            <text:p>9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table:style-name="ce1" office:value-type="float" office:value="1080">
            <text:p>10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table:style-name="ce1" office:value-type="float" office:value="1260">
            <text:p>12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table:style-name="ce1"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table:style-name="ce1" office:value-type="float" office:value="1380">
            <text:p>13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1" office:value-type="float" office:value="1380">
            <text:p>13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table:style-name="ce1" office:value-type="float" office:value="1170">
            <text:p>11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table:style-name="ce1"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table:style-name="ce1"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table:style-name="ce1"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table:style-name="ce1" office:value-type="float" office:value="690">
            <text:p>6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al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table:style-name="ce1" office:value-type="float" office:value="450">
            <text:p>4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2310">
            <text:p>23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2190">
            <text:p>21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770">
            <text:p>17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1800">
            <text:p>18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2520">
            <text:p>25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1290">
            <text:p>12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office:value-type="float" office:value="990">
            <text:p>99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office:value-type="float" office:value="1830">
            <text:p>18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870">
            <text:p>8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870">
            <text:p>8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1200">
            <text:p>12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560">
            <text:p>15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960">
            <text:p>9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720">
            <text:p>7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office:value-type="float" office:value="930">
            <text:p>9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750">
            <text:p>7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1">
            <text:p>11</text:p>
          </table:table-cell>
          <table:table-cell office:value-type="float" office:value="720">
            <text:p>7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3">
            <text:p>13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4">
            <text:p>14</text:p>
          </table:table-cell>
          <table:table-cell office:value-type="float" office:value="420">
            <text:p>4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5">
            <text:p>15</text:p>
          </table:table-cell>
          <table:table-cell office:value-type="float" office:value="360">
            <text:p>3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6">
            <text:p>16</text:p>
          </table:table-cell>
          <table:table-cell office:value-type="float" office:value="810">
            <text:p>8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7">
            <text:p>17</text:p>
          </table:table-cell>
          <table:table-cell office:value-type="float" office:value="510">
            <text:p>5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8">
            <text:p>18</text:p>
          </table:table-cell>
          <table:table-cell office:value-type="float" office:value="300">
            <text:p>3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19">
            <text:p>19</text:p>
          </table:table-cell>
          <table:table-cell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0">
            <text:p>20</text:p>
          </table:table-cell>
          <table:table-cell office:value-type="float" office:value="660">
            <text:p>6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1">
            <text:p>21</text:p>
          </table:table-cell>
          <table:table-cell office:value-type="float" office:value="780">
            <text:p>7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2">
            <text:p>22</text:p>
          </table:table-cell>
          <table:table-cell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3">
            <text:p>23</text:p>
          </table:table-cell>
          <table:table-cell office:value-type="float" office:value="1320">
            <text:p>13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4">
            <text:p>24</text:p>
          </table:table-cell>
          <table:table-cell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5">
            <text:p>25</text:p>
          </table:table-cell>
          <table:table-cell office:value-type="float" office:value="1260">
            <text:p>12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6">
            <text:p>26</text:p>
          </table:table-cell>
          <table:table-cell office:value-type="float" office:value="1650">
            <text:p>16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7">
            <text:p>27</text:p>
          </table:table-cell>
          <table:table-cell office:value-type="float" office:value="1440">
            <text:p>14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8">
            <text:p>28</text:p>
          </table:table-cell>
          <table:table-cell office:value-type="float" office:value="630">
            <text:p>6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29">
            <text:p>29</text:p>
          </table:table-cell>
          <table:table-cell office:value-type="float" office:value="660">
            <text:p>6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0">
            <text:p>30</text:p>
          </table:table-cell>
          <table:table-cell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1">
            <text:p>31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2">
            <text:p>32</text:p>
          </table:table-cell>
          <table:table-cell office:value-type="float" office:value="720">
            <text:p>7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3">
            <text:p>33</text:p>
          </table:table-cell>
          <table:table-cell office:value-type="float" office:value="540">
            <text:p>5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4">
            <text:p>34</text:p>
          </table:table-cell>
          <table:table-cell office:value-type="float" office:value="420">
            <text:p>4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5">
            <text:p>35</text:p>
          </table:table-cell>
          <table:table-cell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7-09</text:p>
          </table:table-cell>
          <table:table-cell office:value-type="string">
            <text:p>low</text:p>
          </table:table-cell>
          <table:table-cell office:value-type="float" office:value="36">
            <text:p>36</text:p>
          </table:table-cell>
          <table:table-cell office:value-type="float" office:value="420">
            <text:p>4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520">
            <text:p>5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520">
            <text:p>5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1360">
            <text:p>13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1080">
            <text:p>10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800">
            <text:p>8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office:value-type="float" office:value="1140">
            <text:p>11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office:value-type="float" office:value="840">
            <text:p>84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office:value-type="float" office:value="820">
            <text:p>82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office:value-type="float" office:value="280">
            <text:p>2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office:value-type="float" office:value="1960">
            <text:p>19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1">
          <table:table-cell office:value-type="string">
            <text:p>Pala</text:p>
          </table:table-cell>
          <table:table-cell office:value-type="string">
            <text:p>2008-02</text:p>
          </table:table-cell>
          <table:table-cell office:value-type="string">
            <text:p>low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7">
            <text:p>17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8">
            <text:p>18</text:p>
          </table:table-cell>
          <table:table-cell table:style-name="ce1"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9">
            <text:p>19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1">
            <text:p>21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2">
            <text:p>2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3">
            <text:p>23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4">
            <text:p>24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5">
            <text:p>25</text:p>
          </table:table-cell>
          <table:table-cell table:style-name="ce1" office:value-type="float" office:value="270">
            <text:p>2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6">
            <text:p>26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7">
            <text:p>27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9">
            <text:p>29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0">
            <text:p>30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1">
            <text:p>31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2">
            <text:p>32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2">
            <text:p>2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3">
            <text:p>3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4">
            <text:p>4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Porchnikha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5">
            <text:p>5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17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1470">
            <text:p>14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2">
            <text:p>1992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6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low_beatch</text:p>
          </table:table-cell>
          <table:table-cell office:value-type="string">
            <text:p>II-7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2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3">
            <text:p>1993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4">
            <text:p>1994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230">
            <text:p>1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1920">
            <text:p>19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fucus_zone</text:p>
          </table:table-cell>
          <table:table-cell office:value-type="string">
            <text:p>II-9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1230">
            <text:p>1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4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5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6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19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20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5">
            <text:p>1995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1590">
            <text:p>1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fucus_zone</text:p>
          </table:table-cell>
          <table:table-cell office:value-type="string">
            <text:p>II-18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6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  <table:table-cell office:value-type="float" office:value="1290">
            <text:p>12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690">
            <text:p>6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6">
            <text:p>1996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0</text:p>
          </table:table-cell>
          <table:table-cell office:value-type="float" office:value="1890">
            <text:p>1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19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1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2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high_beatch</text:p>
          </table:table-cell>
          <table:table-cell office:value-type="string">
            <text:p>II-13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18</text:p>
          </table:table-cell>
          <table:table-cell office:value-type="float" office:value="540">
            <text:p>5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7">
            <text:p>1997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1</text:p>
          </table:table-cell>
          <table:table-cell office:value-type="float" office:value="2010">
            <text:p>20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3090">
            <text:p>30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  <table:table-cell office:value-type="float" office:value="1380">
            <text:p>13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5670">
            <text:p>56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fucus_zone</text:p>
          </table:table-cell>
          <table:table-cell office:value-type="string">
            <text:p>II-8</text:p>
          </table:table-cell>
          <table:table-cell office:value-type="float" office:value="4230">
            <text:p>42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1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2</text:p>
          </table:table-cell>
          <table:table-cell office:value-type="float" office:value="1890">
            <text:p>1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3</text:p>
          </table:table-cell>
          <table:table-cell office:value-type="float" office:value="3960">
            <text:p>3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high_beatch</text:p>
          </table:table-cell>
          <table:table-cell office:value-type="string">
            <text:p>II-4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6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7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8</text:p>
          </table:table-cell>
          <table:table-cell office:value-type="float" office:value="2100">
            <text:p>2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19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low_beatch</text:p>
          </table:table-cell>
          <table:table-cell office:value-type="string">
            <text:p>II-20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3510">
            <text:p>3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4</text:p>
          </table:table-cell>
          <table:table-cell office:value-type="float" office:value="2130">
            <text:p>21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15</text:p>
          </table:table-cell>
          <table:table-cell office:value-type="float" office:value="2970">
            <text:p>29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8">
            <text:p>1998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2580">
            <text:p>25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6990">
            <text:p>69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3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4</text:p>
          </table:table-cell>
          <table:table-cell office:value-type="float" office:value="8100">
            <text:p>81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5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16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fucus_zone</text:p>
          </table:table-cell>
          <table:table-cell office:value-type="string">
            <text:p>II-20</text:p>
          </table:table-cell>
          <table:table-cell office:value-type="float" office:value="5220">
            <text:p>52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7</text:p>
          </table:table-cell>
          <table:table-cell office:value-type="float" office:value="18900">
            <text:p>18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8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high_beatch</text:p>
          </table:table-cell>
          <table:table-cell office:value-type="string">
            <text:p>II-19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2280">
            <text:p>22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3</text:p>
          </table:table-cell>
          <table:table-cell office:value-type="float" office:value="3210">
            <text:p>32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4</text:p>
          </table:table-cell>
          <table:table-cell office:value-type="float" office:value="4170">
            <text:p>4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low_beatch</text:p>
          </table:table-cell>
          <table:table-cell office:value-type="string">
            <text:p>II-5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3030">
            <text:p>30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4170">
            <text:p>4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1999">
            <text:p>1999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2940">
            <text:p>29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  <table:table-cell office:value-type="float" office:value="2400">
            <text:p>24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3120">
            <text:p>31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3</text:p>
          </table:table-cell>
          <table:table-cell office:value-type="float" office:value="3600">
            <text:p>36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1920">
            <text:p>19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4</text:p>
          </table:table-cell>
          <table:table-cell office:value-type="float" office:value="3510">
            <text:p>35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high_beatch</text:p>
          </table:table-cell>
          <table:table-cell office:value-type="string">
            <text:p>II-15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0</text:p>
          </table:table-cell>
          <table:table-cell office:value-type="float" office:value="2310">
            <text:p>23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1</text:p>
          </table:table-cell>
          <table:table-cell office:value-type="float" office:value="2490">
            <text:p>24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12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low_beatch</text:p>
          </table:table-cell>
          <table:table-cell office:value-type="string">
            <text:p>II-9</text:p>
          </table:table-cell>
          <table:table-cell office:value-type="float" office:value="2430">
            <text:p>24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13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5</text:p>
          </table:table-cell>
          <table:table-cell office:value-type="float" office:value="4980">
            <text:p>498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6</text:p>
          </table:table-cell>
          <table:table-cell office:value-type="float" office:value="3390">
            <text:p>33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7</text:p>
          </table:table-cell>
          <table:table-cell office:value-type="float" office:value="1890">
            <text:p>18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0">
            <text:p>2000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5</text:p>
          </table:table-cell>
          <table:table-cell office:value-type="float" office:value="2670">
            <text:p>26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6</text:p>
          </table:table-cell>
          <table:table-cell office:value-type="float" office:value="3240">
            <text:p>32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fucus_zone</text:p>
          </table:table-cell>
          <table:table-cell office:value-type="string">
            <text:p>II-7</text:p>
          </table:table-cell>
          <table:table-cell office:value-type="float" office:value="3840">
            <text:p>3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10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8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high_beatch</text:p>
          </table:table-cell>
          <table:table-cell office:value-type="string">
            <text:p>II-9</text:p>
          </table:table-cell>
          <table:table-cell office:value-type="float" office:value="2160">
            <text:p>21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1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low_beatch</text:p>
          </table:table-cell>
          <table:table-cell office:value-type="string">
            <text:p>II-2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4320">
            <text:p>432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12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2">
            <text:p>2002</text:p>
          </table:table-cell>
          <table:table-cell office:value-type="string">
            <text:p>zostera_zone</text:p>
          </table:table-cell>
          <table:table-cell office:value-type="string">
            <text:p>II-4</text:p>
          </table:table-cell>
          <table:table-cell office:value-type="float" office:value="3840">
            <text:p>38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</text:p>
          </table:table-cell>
          <table:table-cell office:value-type="float" office:value="3630">
            <text:p>363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12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2</text:p>
          </table:table-cell>
          <table:table-cell office:value-type="float" office:value="5340">
            <text:p>53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fucus_zone</text:p>
          </table:table-cell>
          <table:table-cell office:value-type="string">
            <text:p>II-4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5</text:p>
          </table:table-cell>
          <table:table-cell office:value-type="float" office:value="2910">
            <text:p>291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6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high_beatch</text:p>
          </table:table-cell>
          <table:table-cell office:value-type="string">
            <text:p>II-7</text:p>
          </table:table-cell>
          <table:table-cell office:value-type="float" office:value="4590">
            <text:p>459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0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11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3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8</text:p>
          </table:table-cell>
          <table:table-cell office:value-type="float" office:value="1950">
            <text:p>195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1">
          <table:table-cell office:value-type="string">
            <text:p>razrez2</text:p>
          </table:table-cell>
          <table:table-cell office:value-type="float" office:value="2004">
            <text:p>2004</text:p>
          </table:table-cell>
          <table:table-cell office:value-type="string">
            <text:p>zostera_zone</text:p>
          </table:table-cell>
          <table:table-cell office:value-type="string">
            <text:p>II-9</text:p>
          </table:table-cell>
          <table:table-cell office:value-type="float" office:value="2940">
            <text:p>2940</text:p>
          </table:table-cell>
          <table:table-cell office:value-type="string">
            <text:p>White</text:p>
          </table:table-cell>
          <table:table-cell office:value-type="string">
            <text:p>Luvenga</text:p>
          </table:table-cell>
          <table:table-cell/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6">
            <text:p>6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table:style-name="ce3"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Shelpino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table:style-name="ce3"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table:style-name="ce1"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table:style-name="ce1" office:value-type="float" office:value="180">
            <text:p>1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7">
            <text:p>17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8">
            <text:p>18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9">
            <text:p>19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0">
            <text:p>20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1">
            <text:p>21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2">
            <text:p>22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3">
            <text:p>23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4">
            <text:p>24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5">
            <text:p>25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6">
            <text:p>26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7">
            <text:p>27</text:p>
          </table:table-cell>
          <table:table-cell table:style-name="ce1" office:value-type="float" office:value="210">
            <text:p>21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8">
            <text:p>28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9">
            <text:p>29</text:p>
          </table:table-cell>
          <table:table-cell table:style-name="ce1"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0">
            <text:p>30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1">
            <text:p>31</text:p>
          </table:table-cell>
          <table:table-cell table:style-name="ce1" office:value-type="float" office:value="150">
            <text:p>15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2">
            <text:p>32</text:p>
          </table:table-cell>
          <table:table-cell table:style-name="ce1" office:value-type="float" office:value="120">
            <text:p>12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3">
            <text:p>33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4">
            <text:p>34</text:p>
          </table:table-cell>
          <table:table-cell table:style-name="ce1"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5">
            <text:p>35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6">
            <text:p>36</text:p>
          </table:table-cell>
          <table:table-cell table:style-name="ce1"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table:style-name="ce1" office:value-type="float" office:value="570">
            <text:p>57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/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2">
            <text:p>2</text:p>
          </table:table-cell>
          <table:table-cell table:style-name="ce1" office:value-type="float" office:value="330">
            <text:p>3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/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table:style-name="ce1" office:value-type="float" office:value="360">
            <text:p>3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/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4">
            <text:p>4</text:p>
          </table:table-cell>
          <table:table-cell table:style-name="ce1" office:value-type="float" office:value="330">
            <text:p>3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/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5">
            <text:p>5</text:p>
          </table:table-cell>
          <table:table-cell table:style-name="ce1" office:value-type="float" office:value="480">
            <text:p>48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 table:style-name="ce1"/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6">
            <text:p>6</text:p>
          </table:table-cell>
          <table:table-cell table:style-name="ce1" office:value-type="float" office:value="300">
            <text:p>30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7">
            <text:p>7</text:p>
          </table:table-cell>
          <table:table-cell table:style-name="ce1"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8">
            <text:p>8</text:p>
          </table:table-cell>
          <table:table-cell table:style-name="ce1" office:value-type="float" office:value="960">
            <text:p>9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9">
            <text:p>9</text:p>
          </table:table-cell>
          <table:table-cell table:style-name="ce1" office:value-type="float" office:value="240">
            <text:p>2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2">
          <table:table-cell office:value-type="string">
            <text:p>Yarnyshnaya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0">
            <text:p>10</text:p>
          </table:table-cell>
          <table:table-cell table:style-name="ce1" office:value-type="float" office:value="240">
            <text:p>24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1590">
            <text:p>15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650">
            <text:p>16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1350">
            <text:p>13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2100">
            <text:p>21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1290">
            <text:p>12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440">
            <text:p>14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510">
            <text:p>5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980">
            <text:p>19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800">
            <text:p>18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2670">
            <text:p>26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2010">
            <text:p>20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2100">
            <text:p>21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float" office:value="16">
            <text:p>16</text:p>
          </table:table-cell>
          <table:table-cell office:value-type="float" office:value="1530">
            <text:p>15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020">
            <text:p>10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560">
            <text:p>15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1500">
            <text:p>15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4710">
            <text:p>47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540">
            <text:p>35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2370">
            <text:p>23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3150">
            <text:p>3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770">
            <text:p>17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2400">
            <text:p>24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1650">
            <text:p>16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200">
            <text:p>12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5430">
            <text:p>54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1950">
            <text:p>19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6120">
            <text:p>6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620">
            <text:p>16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4680">
            <text:p>46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1230">
            <text:p>12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860">
            <text:p>18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990">
            <text:p>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860">
            <text:p>18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600">
            <text:p>6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2310">
            <text:p>23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2370">
            <text:p>23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1740">
            <text:p>17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050">
            <text:p>10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1140">
            <text:p>11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750">
            <text:p>7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1470">
            <text:p>14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1710">
            <text:p>17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3090">
            <text:p>30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810">
            <text:p>8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3480">
            <text:p>34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5310">
            <text:p>53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1920">
            <text:p>19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1380">
            <text:p>13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2490">
            <text:p>24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900">
            <text:p>9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2040">
            <text:p>20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390">
            <text:p>3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2130">
            <text:p>21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320">
            <text:p>13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2850">
            <text:p>28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1170">
            <text:p>11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560">
            <text:p>15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2400">
            <text:p>24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420">
            <text:p>4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110">
            <text:p>11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780">
            <text:p>7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840">
            <text:p>8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660">
            <text:p>6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720">
            <text:p>7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930">
            <text:p>9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1260">
            <text:p>12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1410">
            <text:p>14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450">
            <text:p>4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300">
            <text:p>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2250">
            <text:p>22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50">
            <text:p>1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1080">
            <text:p>10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90">
            <text:p>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4">
            <text:p>4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6">
            <text:p>6</text:p>
          </table:table-cell>
          <table:table-cell office:value-type="float" office:value="210">
            <text:p>2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8">
            <text:p>8</text:p>
          </table:table-cell>
          <table:table-cell office:value-type="float" office:value="330">
            <text:p>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9">
            <text:p>9</text:p>
          </table:table-cell>
          <table:table-cell office:value-type="float" office:value="180">
            <text:p>1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0">
            <text:p>10</text:p>
          </table:table-cell>
          <table:table-cell office:value-type="float" office:value="270">
            <text:p>2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1">
            <text:p>11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2">
            <text:p>12</text:p>
          </table:table-cell>
          <table:table-cell office:value-type="float" office:value="60">
            <text:p>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3">
            <text:p>13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4">
            <text:p>14</text:p>
          </table:table-cell>
          <table:table-cell office:value-type="float" office:value="30">
            <text:p>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YuG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550">
            <text:p>5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4">
            <text:p>1994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50">
            <text:p>3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480">
            <text:p>4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5">
            <text:p>1995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500">
            <text:p>5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30">
            <text:p>1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6">
            <text:p>1996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90">
            <text:p>3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30">
            <text:p>1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7">
            <text:p>1997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10">
            <text:p>3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8">
            <text:p>1998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940">
            <text:p>9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9330">
            <text:p>93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1999">
            <text:p>1999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7730">
            <text:p>77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2470">
            <text:p>24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0">
            <text:p>2000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350">
            <text:p>33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2220">
            <text:p>22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1">
            <text:p>2001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810">
            <text:p>28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2120">
            <text:p>21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2">
            <text:p>2002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3260">
            <text:p>32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630">
            <text:p>16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3">
            <text:p>2003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230">
            <text:p>22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2410">
            <text:p>24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4">
            <text:p>2004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300">
            <text:p>2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940">
            <text:p>19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710">
            <text:p>17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630">
            <text:p>63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6">
            <text:p>2006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960">
            <text:p>96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870">
            <text:p>8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7">
            <text:p>2007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240">
            <text:p>12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380">
            <text:p>13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8">
            <text:p>2008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300">
            <text:p>230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810">
            <text:p>181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09">
            <text:p>2009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680">
            <text:p>168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1220">
            <text:p>12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10">
            <text:p>2010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2140">
            <text:p>214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920">
            <text:p>92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11">
            <text:p>2011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990">
            <text:p>199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string">
            <text:p>mbb1</text:p>
          </table:table-cell>
          <table:table-cell office:value-type="float" office:value="570">
            <text:p>57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1">
          <table:table-cell office:value-type="string">
            <text:p>ZRS</text:p>
          </table:table-cell>
          <table:table-cell office:value-type="float" office:value="2012">
            <text:p>2012</text:p>
          </table:table-cell>
          <table:table-cell office:value-type="string">
            <text:p>middle</text:p>
          </table:table-cell>
          <table:table-cell office:value-type="string">
            <text:p>mbb2</text:p>
          </table:table-cell>
          <table:table-cell office:value-type="float" office:value="1250">
            <text:p>1250</text:p>
          </table:table-cell>
          <table:table-cell office:value-type="string">
            <text:p>White</text:p>
          </table:table-cell>
          <table:table-cell office:value-type="string">
            <text:p>North_archipelago</text:p>
          </table:table-cell>
          <table:table-cell/>
        </table:table-row>
        <table:table-row table:style-name="ro2">
          <table:table-cell office:value-type="string">
            <text:p>Abram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1</text:p>
          </table:table-cell>
          <table:table-cell table:style-name="ce4" office:value-type="float" office:value="2830">
            <text:p>283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Abram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2</text:p>
          </table:table-cell>
          <table:table-cell table:style-name="ce4" office:value-type="float" office:value="3870">
            <text:p>387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Nagornoe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3</text:p>
          </table:table-cell>
          <table:table-cell table:style-name="ce4" office:value-type="float" office:value="480">
            <text:p>48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Nagornoe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4</text:p>
          </table:table-cell>
          <table:table-cell table:style-name="ce4" office:value-type="float" office:value="300">
            <text:p>30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Retinskoe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5</text:p>
          </table:table-cell>
          <table:table-cell table:style-name="ce4" office:value-type="float" office:value="960">
            <text:p>9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Retinskoe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mk36</text:p>
          </table:table-cell>
          <table:table-cell table:style-name="ce4" office:value-type="float" office:value="360">
            <text:p>360</text:p>
          </table:table-cell>
          <table:table-cell office:value-type="string">
            <text:p>Barents</text:p>
          </table:table-cell>
          <table:table-cell office:value-type="string">
            <text:p>Kola_bay</text:p>
          </table:table-cell>
          <table:table-cell/>
        </table:table-row>
        <table:table-row table:style-name="ro2">
          <table:table-cell office:value-type="string">
            <text:p>Ura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ura1</text:p>
          </table:table-cell>
          <table:table-cell table:style-name="ce4" office:value-type="float" office:value="1720">
            <text:p>172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/>
        </table:table-row>
        <table:table-row table:style-name="ro2">
          <table:table-cell office:value-type="string">
            <text:p>Ura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ura2</text:p>
          </table:table-cell>
          <table:table-cell table:style-name="ce4" office:value-type="float" office:value="730">
            <text:p>73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/>
        </table:table-row>
        <table:table-row table:style-name="ro2">
          <table:table-cell office:value-type="string">
            <text:p>Ura</text:p>
          </table:table-cell>
          <table:table-cell table:style-name="ce2"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string">
            <text:p>ura3</text:p>
          </table:table-cell>
          <table:table-cell table:style-name="ce4" office:value-type="float" office:value="1350">
            <text:p>135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7">
            <text:p>7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9">
            <text:p>9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high</text:p>
          </table:table-cell>
          <table:table-cell office:value-type="float" office:value="10">
            <text:p>10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DZ</text:p>
          </table:table-cell>
          <table:table-cell office:value-type="float" office:value="2008">
            <text:p>2008</text:p>
          </table:table-cell>
          <table:table-cell office:value-type="string">
            <text:p>low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string">
            <text:p>Barents</text:p>
          </table:table-cell>
          <table:table-cell office:value-type="string">
            <text:p>East_Murman</text:p>
          </table:table-cell>
          <table:table-cell/>
        </table:table-row>
        <table:table-row table:style-name="ro1">
          <table:table-cell office:value-type="string">
            <text:p>Pechenga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1">
            <text:p>1</text:p>
          </table:table-cell>
          <table:table-cell office:value-type="float" office:value="600">
            <text:p>60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/>
        </table:table-row>
        <table:table-row table:style-name="ro1">
          <table:table-cell office:value-type="string">
            <text:p>Pechenga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2">
            <text:p>2</text:p>
          </table:table-cell>
          <table:table-cell office:value-type="float" office:value="1200">
            <text:p>120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/>
        </table:table-row>
        <table:table-row table:style-name="ro1">
          <table:table-cell office:value-type="string">
            <text:p>Pechenga</text:p>
          </table:table-cell>
          <table:table-cell office:value-type="float" office:value="2005">
            <text:p>2005</text:p>
          </table:table-cell>
          <table:table-cell office:value-type="string">
            <text:p>middle</text:p>
          </table:table-cell>
          <table:table-cell office:value-type="float" office:value="3">
            <text:p>3</text:p>
          </table:table-cell>
          <table:table-cell office:value-type="float" office:value="500">
            <text:p>500</text:p>
          </table:table-cell>
          <table:table-cell office:value-type="string">
            <text:p>Barents</text:p>
          </table:table-cell>
          <table:table-cell office:value-type="string">
            <text:p>West_Murman</text:p>
          </table:table-cell>
          <table:table-cell/>
        </table:table-row>
        <table:table-row table:style-name="ro1" table:number-rows-repeated="1047450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Sheet1.A1:Sheet1.F1107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/>
    <style:font-face style:name="Arial Cyr" svg:font-family="'Arial Cyr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р.</number:text>
    </number:number-style>
    <number:number-style style:name="N109">
      <number:text>-</number:text>
      <number:number number:decimal-places="0" number:min-integer-digits="1" number:grouping="true"/>
      <number:text>р.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р.</number:text>
    </number:number-style>
    <number:number-style style:name="N112">
      <number:text>-</number:text>
      <number:number number:decimal-places="2" number:min-integer-digits="1" number:grouping="true"/>
      <number:text>р.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   </number:text>
    </number:number-style>
    <number:number-style style:name="N121P1" style:volatile="true">
      <number:text>-</number:text>
      <number:number number:decimal-places="0" number:min-integer-digits="1" number:grouping="true"/>
      <number:text>    </number:text>
    </number:number-style>
    <number:number-style style:name="N121P2" style:volatile="true">
      <number:text> -   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0" number:min-integer-digits="1" number:grouping="true"/>
      <number:text>р. </number:text>
    </number:number-style>
    <number:number-style style:name="N125P1" style:volatile="true">
      <number:text>-</number:text>
      <number:number number:decimal-places="0" number:min-integer-digits="1" number:grouping="true"/>
      <number:text>р. </number:text>
    </number:number-style>
    <number:number-style style:name="N125P2" style:volatile="true">
      <number:text> -р.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   </number:text>
    </number:number-style>
    <number:number-style style:name="N129P1" style:volatile="true">
      <number:text>-</number:text>
      <number:number number:decimal-places="2" number:min-integer-digits="1" number:grouping="true"/>
      <number:text>    </number:text>
    </number:number-style>
    <number:number-style style:name="N129P2" style:volatile="true">
      <number:text> -</number:text>
      <number:number number:decimal-places="0" number:min-integer-digits="0"/>
      <number:text>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</number:text>
      <number:number number:decimal-places="2" number:min-integer-digits="1" number:grouping="true"/>
      <number:text>р. </number:text>
    </number:number-style>
    <number:number-style style:name="N133P1" style:volatile="true">
      <number:text>-</number:text>
      <number:number number:decimal-places="2" number:min-integer-digits="1" number:grouping="true"/>
      <number:text>р. </number:text>
    </number:number-style>
    <number:number-style style:name="N133P2" style:volatile="true">
      <number:text> -</number:text>
      <number:number number:decimal-places="0" number:min-integer-digits="0"/>
      <number:text>р.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8">
      <number:number number:decimal-places="1" number:min-integer-digits="1"/>
    </number:number-style>
    <number:number-style style:name="N139">
      <number:number number:decimal-places="5" number:min-integer-digits="1"/>
    </number:number-style>
    <number:number-style style:name="N140">
      <number:number number:decimal-places="4" number:min-integer-digits="1"/>
    </number:number-style>
    <number:number-style style:name="N141">
      <number:number number:decimal-places="3" number:min-integer-digits="1"/>
    </number:number-style>
    <number:number-style style:name="N142">
      <number:number number:decimal-places="6" number:min-integer-digits="1"/>
    </number:number-style>
    <number:number-style style:name="N143">
      <number:number number:decimal-places="8" number:min-integer-digits="1"/>
    </number:number-style>
    <number:number-style style:name="N144">
      <number:number number:decimal-places="7" number:min-integer-digits="1"/>
    </number:number-style>
    <number:number-style style:name="N148P0" style:volatile="true">
      <number:text> </number:text>
      <number:number number:decimal-places="0" number:min-integer-digits="1" number:grouping="true"/>
      <number:text> </number:text>
    </number:number-style>
    <number:number-style style:name="N148P1" style:volatile="true">
      <number:text> (</number:text>
      <number:number number:decimal-places="0" number:min-integer-digits="1" number:grouping="true"/>
      <number:text>)</number:text>
    </number:number-style>
    <number:number-style style:name="N148P2" style:volatile="true">
      <number:text> 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$</number:text>
      <number:number number:decimal-places="0" number:min-integer-digits="1" number:grouping="true"/>
      <number:text> </number:text>
    </number:number-style>
    <number:number-style style:name="N152P1" style:volatile="true">
      <number:text> $(</number:text>
      <number:number number:decimal-places="0" number:min-integer-digits="1" number:grouping="true"/>
      <number:text>)</number:text>
    </number:number-style>
    <number:number-style style:name="N152P2" style:volatile="true">
      <number:text> $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</number:text>
      <number:number number:decimal-places="2" number:min-integer-digits="1" number:grouping="true"/>
      <number:text> </number:text>
    </number:number-style>
    <number:number-style style:name="N156P1" style:volatile="true">
      <number:text> (</number:text>
      <number:number number:decimal-places="2" number:min-integer-digits="1" number:grouping="true"/>
      <number:text>)</number:text>
    </number:number-style>
    <number:number-style style:name="N156P2" style:volatile="true">
      <number:text> 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> $</number:text>
      <number:number number:decimal-places="2" number:min-integer-digits="1" number:grouping="true"/>
      <number:text> </number:text>
    </number:number-style>
    <number:number-style style:name="N160P1" style:volatile="true">
      <number:text> $(</number:text>
      <number:number number:decimal-places="2" number:min-integer-digits="1" number:grouping="true"/>
      <number:text>)</number:text>
    </number:number-style>
    <number:number-style style:name="N160P2" style:volatile="true">
      <number:text> $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decimal-places="9" number:min-integer-digits="1"/>
    </number:number-style>
    <number:number-style style:name="N162">
      <number:number number:decimal-places="10" number:min-integer-digits="1"/>
    </number:number-style>
    <number:number-style style:name="N163">
      <number:number number:decimal-places="11" number:min-integer-digits="1"/>
    </number:number-style>
    <number:number-style style:name="N164">
      <number:number number:decimal-places="12" number:min-integer-digits="1"/>
    </number:number-style>
    <number:currency-style style:name="N165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65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65P0"/>
    </number:currency-style>
    <number:number-style style:name="N166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00.00.0000</text:date>, <text:time style:data-style-name="N2" text:time-value="0000-00-00T11:28:5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2T11:33:18</dc:date>
    <dc:creator>Sophia Nazarova</dc:creator>
    <meta:generator>LibreOffice/3.6$Linux_X86_64 LibreOffice_project/360m1$Build-2</meta:generator>
    <meta:editing-duration>PT42M26S</meta:editing-duration>
    <meta:editing-cycles>16</meta:editing-cycles>
    <meta:document-statistic meta:table-count="1" meta:cell-count="7875" meta:object-count="0"/>
  </office:meta>
</office:document-meta>
</file>